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6.611in"/>
    </style:style>
    <style:style style:name="co14" style:family="table-column">
      <style:table-column-properties fo:break-before="auto" style:column-width="6.45in"/>
    </style:style>
    <style:style style:name="co15" style:family="table-column">
      <style:table-column-properties fo:break-before="auto" style:column-width="5.7374in"/>
    </style:style>
    <style:style style:name="co16" style:family="table-column">
      <style:table-column-properties fo:break-before="auto" style:column-width="3.448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4.65in"/>
    </style:style>
    <style:style style:name="co19" style:family="table-column">
      <style:table-column-properties fo:break-before="auto" style:column-width="3.777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PDF 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5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5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5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5"/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5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5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5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5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5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5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&quot;-&quot;&amp;[.H51];&quot;&quot;)&amp;IF(NOT(ISBLANK([.I51]));&quot;-&quot;&amp;[.I51];&quot;&quot;)" office:value-type="string" office:string-value="clementi-op42-les18--ah-vous-dirai-je">
            <text:p>clementi-op42-les18-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formula="of:=&quot;\book {   \bookOutputName &quot;&quot;&quot;&amp;[.K51]&amp;&quot;&quot;&quot;&quot;" office:value-type="string" office:string-value="\book {   \bookOutputName &quot;clementi-op42-les18--ah-vous-dirai-je&quot;">
            <text:p>\book { <text:s text:c="2"/>\bookOutputName "clementi-op42-les18--ah-vous-dirai-je"</text:p>
          </table:table-cell>
          <table:table-cell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5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5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5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5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5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5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5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5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5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5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5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5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5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5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5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5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5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5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5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5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5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5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5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number-columns-repeated="5"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number-columns-repeated="5"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number-columns-repeated="5"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number-columns-repeated="5"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number-columns-repeated="5"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number-columns-repeated="5"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number-columns-repeated="5"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number-columns-repeated="5"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number-columns-repeated="5"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number-columns-repeated="5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8T12:48:35</dc:date>
    <dc:creator>Javier Ruiz</dc:creator>
    <meta:editing-duration>PT14H51M9S</meta:editing-duration>
    <meta:editing-cycles>6</meta:editing-cycles>
    <meta:generator>LibreOffice/3.5$Linux_x86 LibreOffice_project/350m1$Build-2</meta:generator>
    <meta:document-statistic meta:table-count="3" meta:cell-count="2700" meta:object-count="0"/>
  </office:meta>
</office:document-meta>
</file>